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ximum Likehood</text:span></text:p>
      <text:p text:style-name="P1"><text:span text:style-name="T2">Gaussian learning</text:span></text:p>
      <text:p text:style-name="P1"><draw:frame text:anchor-type="as-char" svg:width="65.09mm" svg:height="12.96mm" style:rel-width="scale" style:rel-height="scale"><draw:object-ole xlink:href="OleObj1"/><draw:image xlink:href="ObjectReplacements/OleObj1"/></draw:frame><text:span text:style-name="T2"/></text:p>
      <text:p text:style-name="P1"><text:span text:style-name="T2"/></text:p>
      <text:p text:style-name="P1"><text:span text:style-name="T2">Average (or mean)</text:span><text:span text:style-name="T3"/></text:p>
      <text:p text:style-name="P1"><draw:frame text:anchor-type="as-char" svg:width="21.17mm" svg:height="9.53mm" style:rel-width="scale" style:rel-height="scale"><draw:object-ole xlink:href="OleObj2"/><draw:image xlink:href="ObjectReplacements/OleObj2"/></draw:frame><text:span text:style-name="T4"/></text:p>
      <text:p text:style-name="P1"><text:span text:style-name="T5">Variance (average quadratic variation)</text:span><text:span text:style-name="T6"/></text:p>
      <text:p text:style-name="P1"><draw:frame text:anchor-type="as-char" svg:width="73.29mm" svg:height="9.53mm" style:rel-width="scale" style:rel-height="scale"><draw:object-ole xlink:href="OleObj3"/><draw:image xlink:href="ObjectReplacements/OleObj3"/></draw:frame><text:span text:style-name="T8"/></text:p>
      <text:p text:style-name="P1"><text:span text:style-name="T9">Variance multivariate</text:span></text:p>
      <text:p text:style-name="P1"><draw:frame text:anchor-type="as-char" svg:width="76.99mm" svg:height="9.53mm" style:rel-width="scale" style:rel-height="scale"><draw:object-ole xlink:href="OleObj4"/><draw:image xlink:href="ObjectReplacements/OleObj4"/></draw:frame><text:span text:style-name="T10"/></text:p>
      <text:p text:style-name="P1"><text:span text:style-name="T11">Solving with Octave unit 6.5f</text:span><text:span text:style-name="T12"/></text:p>
      <text:p text:style-name="P1"><text:span text:style-name="T12">Given matrix such as:</text:span></text:p>
      <text:p text:style-name="P2"><text:span text:style-name="T12">data = [3 8; 4 7; 5 5; 6 3; 7 2]</text:span></text:p>
      <text:p text:style-name="P2"><text:span text:style-name="T12">m=length(data)</text:span></text:p>
      <text:p text:style-name="P2"><text:span text:style-name="T12">x=data(1,:)</text:span></text:p>
      <text:p text:style-name="P2"><text:span text:style-name="T12">y=data(2,:)</text:span></text:p>
      <text:p text:style-name="P2"><text:span text:style-name="T12">x_mean=mean(x)</text:span></text:p>
      <text:p text:style-name="P2"><text:span text:style-name="T12">y_mean=mean(y)</text:span></text:p>
      <text:p text:style-name="P3"><text:span text:style-name="T12">1/m*sum(x-x_mean)'*(x-x_mean))</text:span></text:p>
      <text:p text:style-name="P3"><text:span text:style-name="T12"/></text:p>
      <text:p text:style-name="P4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